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ggie’s Centres Challeng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riple Threat, 2016</text:p>
            <text:p><text:span text:style-name="T1">Ben Jackson, Isaac Jordan, Thomas Fletcher, Lily Rober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ie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secure, modern replacement for the current Excel based data system</text:p>
              </text:list-item>
              <text:list-item>
                <text:p>Data collection must be discreet</text:p>
              </text:list-item>
              <text:list-item>
                <text:p>Reduce problems with double-counting visitors by multiple staff</text:p>
              </text:list-item>
              <text:list-item>
                <text:p>Easy to use by non-technical sta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ython Django based web application</text:p>
              </text:list-item>
              <text:list-item>
                <text:p>User friendly interface</text:p>
              </text:list-item>
              <text:list-item>
                <text:p>Secure authentication system</text:p>
              </text:list-item>
              <text:list-item>
                <text:p>Autofill feature to minimise double counting</text:p>
              </text:list-item>
              <text:list-item>
                <text:p>Automatic time-based anonymisation</text:p>
              </text:list-item>
              <text:list-item>
                <text:p>Dynamic reporting fea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duced Double Coun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n elegant and easy measure to reduce double counting uses the first name of each visitor.</text:p>
              </text:list-item>
              <text:list-item>
                <text:p>As the first name field is filled, it offers suggestions from other entries from that day.</text:p>
              </text:list-item>
              <text:list-item>
                <text:p>If the user enters “Jill” in the name field, any previous entries from that day where the first name field includes “Jill” will be shown as sugges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duced Double Coun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the user clicks on a suggested entry, the data from that entry will autofill into the form.</text:p>
              </text:list-item>
              <text:list-item>
                <text:p>When the user submits the autofilled data, it will not add a new entry for the same visitor, rather add on the new activity to the same entry.</text:p>
              </text:list-item>
              <text:list-item>
                <text:p>This not only reduces the double counting of visitors, but can speed up data entry for the u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nymisation of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ortant to the charity to reduce double-counting, but also to keep their data anonymous.</text:p>
              </text:list-item>
              <text:list-item>
                <text:p>This was a unique challenge; as long as the visitors are anonymous, it is not possible to track them around the centre.</text:p>
              </text:list-item>
              <text:list-item>
                <text:p>To stop double counting, we needed to take the first name of each visitor to give them a unique identifier in order to track their activities.</text:p>
              </text:list-item>
              <text:list-item>
                <text:p>However, the data is then fully anonymised at midnight of that day, by fully erasing the unique key for the us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por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 was not an explicit part of the brief, but the client currently analyses their data and produces graphs manually using Excel.</text:p>
              </text:list-item>
              <text:list-item>
                <text:p>This is a laborious process that can be feasibly automated to streamline the system.</text:p>
              </text:list-item>
              <text:list-item>
                <text:p>We decided to implement a reporting feature which takes the data from the database and produces tables and graph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cu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nother part of the brief was to implement a secure accounts system.</text:p>
              </text:list-item>
              <text:list-item>
                <text:p>This will allow better attribution of work to different staff and staff groups, and add a layer of security.</text:p>
              </text:list-item>
              <text:list-item>
                <text:p>We used Django’s inbuilt authorisation system to create accounts, and they can be added or removed using the Django admin panel without much involved knowled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Improvement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07:32:40.333753953</meta:creation-date>
    <dc:date>2016-11-06T08:26:08.226062048</dc:date>
    <meta:editing-duration>PT10M46S</meta:editing-duration>
    <meta:editing-cycles>3</meta:editing-cycles>
    <meta:generator>LibreOffice/5.1.4.2$Linux_X86_64 LibreOffice_project/10m0$Build-2</meta:generator>
    <meta:document-statistic meta:object-count="57"/>
  </office:meta>
</office:document-meta>
</file>